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1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1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758d9" officeooo:paragraph-rsid="0059c02a" style:font-style-asian="normal" style:font-style-complex="normal"/>
    </style:style>
    <style:style style:name="P1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915d0" officeooo:paragraph-rsid="0059c02a" style:font-style-asian="normal" style:font-style-complex="normal"/>
    </style:style>
    <style:style style:name="P14" style:family="paragraph" style:parent-style-name="Footnote">
      <style:text-properties fo:language="de" fo:country="DE"/>
    </style:style>
    <style:style style:name="P15" style:family="paragraph" style:parent-style-name="Footnote">
      <style:text-properties fo:language="de" fo:country="DE" officeooo:rsid="005758d9" officeooo:paragraph-rsid="0059c02a"/>
    </style:style>
    <style:style style:name="P16" style:family="paragraph" style:parent-style-name="Footnote">
      <style:text-properties fo:language="de" fo:country="DE" officeooo:rsid="005915d0" officeooo:paragraph-rsid="0059c02a"/>
    </style:style>
    <style:style style:name="P17" style:family="paragraph" style:parent-style-name="Footnote">
      <style:text-properties fo:language="de" fo:country="DE" officeooo:paragraph-rsid="0059c02a"/>
    </style:style>
    <style:style style:name="P18" style:family="paragraph" style:parent-style-name="Footnote">
      <style:text-properties fo:language="de" fo:country="DE" fo:font-style="italic" officeooo:rsid="001c5dce" officeooo:paragraph-rsid="00550f55" style:font-style-asian="italic" style:font-style-complex="italic"/>
    </style:style>
    <style:style style:name="P19" style:family="paragraph" style:parent-style-name="Footnote">
      <style:text-properties fo:language="de" fo:country="DE" officeooo:paragraph-rsid="005915d0"/>
    </style:style>
    <style:style style:name="P20"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 style:family="paragraph" style:parent-style-name="Standard">
      <style:paragraph-properties fo:text-align="center" style:justify-single-word="false" fo:hyphenation-ladder-count="no-limit"/>
      <style:text-properties fo:font-size="20pt" fo:language="de" fo:country="DE" fo:font-weight="bold" officeooo:rsid="0054664b" officeooo:paragraph-rsid="00605786" style:font-size-asian="20pt" style:font-weight-asian="bold" style:font-size-complex="20pt" style:font-weight-complex="bold" fo:hyphenate="true" fo:hyphenation-remain-char-count="2" fo:hyphenation-push-char-count="2"/>
    </style:style>
    <style:style style:name="P22" style:family="paragraph" style:parent-style-name="Standard">
      <style:text-properties fo:language="de" fo:country="DE" officeooo:rsid="00550f55" officeooo:paragraph-rsid="00550f55"/>
    </style:style>
    <style:style style:name="P23" style:family="paragraph" style:parent-style-name="Standard">
      <style:text-properties fo:language="de" fo:country="DE" officeooo:rsid="00605786" officeooo:paragraph-rsid="00605786"/>
    </style:style>
    <style:style style:name="P24"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25" style:family="paragraph" style:parent-style-name="Standard">
      <style:text-properties officeooo:rsid="003448bb" officeooo:paragraph-rsid="00605786"/>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dc9b8" officeooo:paragraph-rsid="00605786"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98dec" officeooo:paragraph-rsid="00605786"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e00a5" officeooo:paragraph-rsid="00605786"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ac32e" officeooo:paragraph-rsid="00605786"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bcc27" officeooo:paragraph-rsid="00605786"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c3558" officeooo:paragraph-rsid="00605786"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21fd7" officeooo:paragraph-rsid="00605786"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3ef5f" officeooo:paragraph-rsid="00605786"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518d5" officeooo:paragraph-rsid="00605786"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8d860" officeooo:paragraph-rsid="00605786"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bdf10" officeooo:paragraph-rsid="00605786"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ea36b" officeooo:paragraph-rsid="00605786"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fae57" officeooo:paragraph-rsid="00605786"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fc065" officeooo:paragraph-rsid="00605786"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1fb93" officeooo:paragraph-rsid="00605786"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38207" officeooo:paragraph-rsid="00605786"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3db1d" officeooo:paragraph-rsid="00605786"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4fca4" officeooo:paragraph-rsid="00605786"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57a53" officeooo:paragraph-rsid="00605786"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62f24" officeooo:paragraph-rsid="00605786"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text-properties fo:font-style="normal" officeooo:rsid="00583323" officeooo:paragraph-rsid="00605786" style:font-style-asian="normal" style:font-style-complex="normal"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text-properties fo:font-style="normal" officeooo:rsid="002bae4d" officeooo:paragraph-rsid="00605786" style:font-style-asian="normal" style:font-style-complex="normal"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83323" officeooo:paragraph-rsid="00605786"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9a330" officeooo:paragraph-rsid="00605786"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a12e0" officeooo:paragraph-rsid="00605786"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e1121" officeooo:paragraph-rsid="00605786" fo:hyphenate="true" fo:hyphenation-remain-char-count="2" fo:hyphenation-push-char-count="2"/>
    </style:style>
    <style:style style:name="P5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251e2" officeooo:paragraph-rsid="00605786" fo:hyphenate="true" fo:hyphenation-remain-char-count="2" fo:hyphenation-push-char-count="2"/>
    </style:style>
    <style:style style:name="P53"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28bec" officeooo:paragraph-rsid="00605786" fo:hyphenate="true" fo:hyphenation-remain-char-count="2" fo:hyphenation-push-char-count="2"/>
    </style:style>
    <style:style style:name="P5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388fa" officeooo:paragraph-rsid="00605786"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41a00" officeooo:paragraph-rsid="00605786"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35d38" officeooo:paragraph-rsid="00605786"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53465" officeooo:paragraph-rsid="00605786"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90e95" officeooo:paragraph-rsid="00605786"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affd0" officeooo:paragraph-rsid="00605786"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965in" style:auto-text-indent="false"/>
      <style:text-properties officeooo:paragraph-rsid="00605786"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c444a" officeooo:paragraph-rsid="00605786" fo:hyphenate="true" fo:hyphenation-remain-char-count="2" fo:hyphenation-push-char-count="2"/>
    </style:style>
    <style:style style:name="P62"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text-properties officeooo:rsid="00398dec" officeooo:paragraph-rsid="00605786" fo:hyphenate="true" fo:hyphenation-remain-char-count="2" fo:hyphenation-push-char-count="2"/>
    </style:style>
    <style:style style:name="P63" style:family="paragraph" style:parent-style-name="Quotations">
      <style:paragraph-properties fo:text-align="center" style:justify-single-word="false"/>
      <style:text-properties officeooo:paragraph-rsid="00605786"/>
    </style:style>
    <style:style style:name="P64" style:family="paragraph" style:parent-style-name="Heading_20_1">
      <style:text-properties officeooo:rsid="003448bb" officeooo:paragraph-rsid="00605786"/>
    </style:style>
    <style:style style:name="P65" style:family="paragraph" style:parent-style-name="Heading_20_1">
      <style:text-properties officeooo:rsid="004fc065" officeooo:paragraph-rsid="00605786"/>
    </style:style>
    <style:style style:name="P66" style:family="paragraph" style:parent-style-name="Heading_20_1">
      <style:text-properties officeooo:rsid="006affd0" officeooo:paragraph-rsid="00605786"/>
    </style:style>
    <style:style style:name="P67" style:family="paragraph" style:parent-style-name="Heading_20_1">
      <style:text-properties officeooo:paragraph-rsid="00605786"/>
    </style:style>
    <style:style style:name="P68" style:family="paragraph" style:parent-style-name="Heading_20_1">
      <style:paragraph-properties fo:break-before="page"/>
      <style:text-properties fo:language="de" fo:country="DE" officeooo:paragraph-rsid="00550f55"/>
    </style:style>
    <style:style style:name="P69" style:family="paragraph" style:parent-style-name="Heading_20_1" style:master-page-name="Standard">
      <style:paragraph-properties style:page-number="3"/>
      <style:text-properties officeooo:paragraph-rsid="00605786"/>
    </style:style>
    <style:style style:name="P70" style:family="paragraph" style:parent-style-name="Heading_20_2">
      <style:text-properties fo:language="de" fo:country="DE" officeooo:paragraph-rsid="00550f55"/>
    </style:style>
    <style:style style:name="P71" style:family="paragraph" style:parent-style-name="Footnote">
      <style:text-properties officeooo:rsid="00421fd7" officeooo:paragraph-rsid="00421fd7"/>
    </style:style>
    <style:style style:name="P72" style:family="paragraph" style:parent-style-name="Footnote">
      <style:text-properties officeooo:rsid="004518d5" officeooo:paragraph-rsid="004518d5"/>
    </style:style>
    <style:style style:name="P73" style:family="paragraph" style:parent-style-name="Footnote">
      <style:text-properties officeooo:rsid="004b8208" officeooo:paragraph-rsid="004b8208"/>
    </style:style>
    <style:style style:name="P74" style:family="paragraph" style:parent-style-name="Footnote">
      <style:text-properties officeooo:rsid="004a5708" officeooo:paragraph-rsid="004a5708"/>
    </style:style>
    <style:style style:name="P75" style:family="paragraph" style:parent-style-name="Footnote">
      <style:text-properties officeooo:rsid="004d6404" officeooo:paragraph-rsid="004d6404"/>
    </style:style>
    <style:style style:name="P76" style:family="paragraph" style:parent-style-name="Footnote">
      <style:text-properties officeooo:rsid="004ea36b" officeooo:paragraph-rsid="004ea36b"/>
    </style:style>
    <style:style style:name="P77" style:family="paragraph" style:parent-style-name="Footnote">
      <style:text-properties officeooo:rsid="00548141" officeooo:paragraph-rsid="00548141"/>
    </style:style>
    <style:style style:name="P78" style:family="paragraph" style:parent-style-name="Footnote">
      <style:text-properties officeooo:rsid="0054fca4" officeooo:paragraph-rsid="0054fca4"/>
    </style:style>
    <style:style style:name="P79" style:family="paragraph" style:parent-style-name="Footnote">
      <style:text-properties officeooo:rsid="0059a330" officeooo:paragraph-rsid="0059a330"/>
    </style:style>
    <style:style style:name="P80" style:family="paragraph" style:parent-style-name="Footnote">
      <style:text-properties officeooo:rsid="005a12e0" officeooo:paragraph-rsid="005a12e0"/>
    </style:style>
    <style:style style:name="P81" style:family="paragraph" style:parent-style-name="Footnote">
      <style:text-properties officeooo:rsid="005ad272" officeooo:paragraph-rsid="005ad272"/>
    </style:style>
    <style:style style:name="P82" style:family="paragraph" style:parent-style-name="Footnote">
      <style:text-properties officeooo:rsid="00635d38" officeooo:paragraph-rsid="00635d38"/>
    </style:style>
    <style:style style:name="P83" style:family="paragraph" style:parent-style-name="Footnote">
      <style:text-properties officeooo:rsid="00690e95" officeooo:paragraph-rsid="00690e95"/>
    </style:style>
    <style:style style:name="P84" style:family="paragraph" style:parent-style-name="Footnote">
      <style:text-properties officeooo:rsid="006dc9b8" officeooo:paragraph-rsid="006dc9b8"/>
    </style:style>
    <style:style style:name="P85" style:family="paragraph" style:parent-style-name="Footnote">
      <style:text-properties fo:language="de" fo:country="DE" fo:font-style="normal" officeooo:rsid="00208b00" officeooo:paragraph-rsid="0059c02a" style:font-style-asian="normal" style:font-style-complex="normal"/>
    </style:style>
    <style:style style:name="P86" style:family="paragraph" style:parent-style-name="Footnote">
      <style:text-properties fo:language="de" fo:country="DE" officeooo:paragraph-rsid="0059c02a"/>
    </style:style>
    <style:style style:name="P87" style:family="paragraph" style:parent-style-name="Footnote">
      <style:text-properties fo:language="de" fo:country="DE" officeooo:rsid="005915d0" officeooo:paragraph-rsid="0059c02a"/>
    </style:style>
    <style:style style:name="P88" style:family="paragraph" style:parent-style-name="Footnote">
      <style:text-properties fo:language="de" fo:country="DE" officeooo:rsid="00605786" officeooo:paragraph-rsid="00605786"/>
    </style:style>
    <style:style style:name="P8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90" style:family="paragraph" style:parent-style-name="Contents_20_Heading" style:master-page-name="Index">
      <style:paragraph-properties style:page-number="auto"/>
    </style:style>
    <style:style style:name="P91" style:family="paragraph" style:parent-style-name="Contents_20_1">
      <style:paragraph-properties>
        <style:tab-stops>
          <style:tab-stop style:position="6.1835in" style:type="right" style:leader-style="dotted" style:leader-text="."/>
        </style:tab-stops>
      </style:paragraph-properties>
    </style:style>
    <style:style style:name="P92" style:family="paragraph" style:parent-style-name="Contents_20_2">
      <style:paragraph-properties>
        <style:tab-stops>
          <style:tab-stop style:position="5.9866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8b00" style:font-style-asian="italic" style:font-style-complex="italic"/>
    </style:style>
    <style:style style:name="T3" style:family="text">
      <style:text-properties fo:font-style="italic" officeooo:rsid="00550f55" style:font-style-asian="italic" style:font-style-complex="italic"/>
    </style:style>
    <style:style style:name="T4" style:family="text">
      <style:text-properties fo:font-style="italic" officeooo:rsid="00641a00"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208b00" style:font-style-asian="normal" style:font-style-complex="normal"/>
    </style:style>
    <style:style style:name="T9" style:family="text">
      <style:text-properties fo:font-style="normal" officeooo:rsid="005915d0" style:font-style-asian="normal" style:font-style-complex="normal"/>
    </style:style>
    <style:style style:name="T10" style:family="text">
      <style:text-properties fo:font-style="normal" officeooo:rsid="0059c02a" style:font-style-asian="normal" style:font-style-complex="normal"/>
    </style:style>
    <style:style style:name="T11" style:family="text">
      <style:text-properties fo:font-style="normal" officeooo:rsid="0056f092" style:font-style-asian="normal" style:font-style-complex="normal"/>
    </style:style>
    <style:style style:name="T12" style:family="text">
      <style:text-properties fo:font-style="normal" officeooo:rsid="00583323" style:font-style-asian="normal" style:font-style-complex="normal"/>
    </style:style>
    <style:style style:name="T13" style:family="text">
      <style:text-properties fo:font-style="normal" officeooo:rsid="0059a330" style:font-style-asian="normal" style:font-style-complex="normal"/>
    </style:style>
    <style:style style:name="T14" style:family="text">
      <style:text-properties fo:font-style="normal" officeooo:rsid="005a12e0" style:font-style-asian="normal" style:font-style-complex="normal"/>
    </style:style>
    <style:style style:name="T15" style:family="text">
      <style:text-properties fo:font-style="normal" officeooo:rsid="00641a00" style:font-style-asian="normal" style:font-style-complex="normal"/>
    </style:style>
    <style:style style:name="T16" style:family="text">
      <style:text-properties fo:font-style="normal" officeooo:rsid="0067034d" style:font-style-asian="normal" style:font-style-complex="normal"/>
    </style:style>
    <style:style style:name="T17" style:family="text">
      <style:text-properties fo:font-style="normal" officeooo:rsid="002bae4d" style:font-style-asian="normal" style:font-style-complex="normal"/>
    </style:style>
    <style:style style:name="T18" style:family="text">
      <style:text-properties fo:font-style="normal" officeooo:rsid="00690e95" style:font-style-asian="normal" style:font-style-complex="normal"/>
    </style:style>
    <style:style style:name="T19" style:family="text">
      <style:text-properties fo:font-style="normal" officeooo:rsid="006dc9b8"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55a5b4"/>
    </style:style>
    <style:style style:name="T22" style:family="text">
      <style:text-properties officeooo:rsid="0054664b"/>
    </style:style>
    <style:style style:name="T23"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24"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25"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26"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27"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28"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29"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30"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31"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32"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33"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34"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35"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36" style:family="text">
      <style:text-properties officeooo:rsid="004f149e"/>
    </style:style>
    <style:style style:name="T37" style:family="text">
      <style:text-properties officeooo:rsid="00208b00"/>
    </style:style>
    <style:style style:name="T38" style:family="text">
      <style:text-properties officeooo:rsid="00550f55"/>
    </style:style>
    <style:style style:name="T39" style:family="text">
      <style:text-properties style:text-underline-style="none"/>
    </style:style>
    <style:style style:name="T40" style:family="text">
      <style:text-properties style:text-underline-style="none" officeooo:rsid="005758d9"/>
    </style:style>
    <style:style style:name="T41" style:family="text">
      <style:text-properties style:text-underline-style="none" officeooo:rsid="0045fcbc"/>
    </style:style>
    <style:style style:name="T42" style:family="text">
      <style:text-properties style:text-underline-style="none" officeooo:rsid="005e1c04"/>
    </style:style>
    <style:style style:name="T43" style:family="text">
      <style:text-properties officeooo:rsid="005915d0"/>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54664b" style:font-size-asian="10.5pt" style:font-weight-asian="normal" style:font-size-complex="12pt" style:font-weight-complex="normal"/>
    </style:style>
    <style:style style:name="T46" style:family="text">
      <style:text-properties fo:font-size="12pt" fo:font-weight="normal" officeooo:rsid="005a322c" style:font-size-asian="10.5pt" style:font-weight-asian="normal" style:font-size-complex="12pt" style:font-weight-complex="normal"/>
    </style:style>
    <style:style style:name="T47" style:family="text">
      <style:text-properties officeooo:rsid="005fe740"/>
    </style:style>
    <style:style style:name="T48" style:family="text">
      <style:text-properties officeooo:rsid="00605786"/>
    </style:style>
    <style:style style:name="T49" style:family="text">
      <style:text-properties officeooo:rsid="0026c400"/>
    </style:style>
    <style:style style:name="T50" style:family="text">
      <style:text-properties fo:language="de" fo:country="DE" fo:font-style="normal" officeooo:rsid="006dc9b8" style:font-style-asian="normal" style:font-style-complex="normal"/>
    </style:style>
    <style:style style:name="T51" style:family="text">
      <style:text-properties officeooo:rsid="003e00a5"/>
    </style:style>
    <style:style style:name="T52" style:family="text">
      <style:text-properties officeooo:rsid="00421fd7"/>
    </style:style>
    <style:style style:name="T53" style:family="text">
      <style:text-properties officeooo:rsid="0043ef5f"/>
    </style:style>
    <style:style style:name="T54" style:family="text">
      <style:text-properties officeooo:rsid="003c3558"/>
    </style:style>
    <style:style style:name="T55" style:family="text">
      <style:text-properties officeooo:rsid="0045cccf"/>
    </style:style>
    <style:style style:name="T56" style:family="text">
      <style:text-properties officeooo:rsid="004d6404"/>
    </style:style>
    <style:style style:name="T57" style:family="text">
      <style:text-properties officeooo:rsid="004c1cdf"/>
    </style:style>
    <style:style style:name="T58" style:family="text">
      <style:text-properties officeooo:rsid="004ea36b"/>
    </style:style>
    <style:style style:name="T59" style:family="text">
      <style:text-properties officeooo:rsid="004f27d1"/>
    </style:style>
    <style:style style:name="T60" style:family="text">
      <style:text-properties officeooo:rsid="004fc065"/>
    </style:style>
    <style:style style:name="T61" style:family="text">
      <style:text-properties officeooo:rsid="0051fb93"/>
    </style:style>
    <style:style style:name="T62" style:family="text">
      <style:text-properties officeooo:rsid="00538207"/>
    </style:style>
    <style:style style:name="T63" style:family="text">
      <style:text-properties officeooo:rsid="0053db1d"/>
    </style:style>
    <style:style style:name="T64" style:family="text">
      <style:text-properties officeooo:rsid="00548141"/>
    </style:style>
    <style:style style:name="T65" style:family="text">
      <style:text-properties officeooo:rsid="005ad272"/>
    </style:style>
    <style:style style:name="T66" style:family="text">
      <style:text-properties officeooo:rsid="006251e2"/>
    </style:style>
    <style:style style:name="T67" style:family="text">
      <style:text-properties officeooo:rsid="00628bec"/>
    </style:style>
    <style:style style:name="T68" style:family="text">
      <style:text-properties officeooo:rsid="006388fa"/>
    </style:style>
    <style:style style:name="T69" style:family="text">
      <style:text-properties officeooo:rsid="00641a00"/>
    </style:style>
    <style:style style:name="T70" style:family="text">
      <style:text-properties officeooo:rsid="00653465"/>
    </style:style>
    <style:style style:name="T71" style:family="text">
      <style:text-properties officeooo:rsid="00635d38"/>
    </style:style>
    <style:style style:name="T72" style:family="text">
      <style:text-properties officeooo:rsid="00690e95"/>
    </style:style>
    <style:style style:name="T73" style:family="text">
      <style:text-properties officeooo:rsid="006affd0"/>
    </style:style>
    <style:style style:name="T74" style:family="text">
      <style:text-properties officeooo:rsid="006e1084"/>
    </style:style>
    <style:style style:name="T75" style:family="text">
      <style:text-properties officeooo:rsid="006dc9b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riedrich-Alexander-Universität Erlangen-Nürnberg</text:p>
      <text:p text:style-name="P2">Philosophische Fakultät und Fachbereich Theologie</text:p>
      <text:p text:style-name="P2">Fachbereich: <text:span text:style-name="T21">Philosophie</text:span></text:p>
      <text:p text:style-name="P2">Proseminar: <text:span text:style-name="T48">Texte zur Existenzphilosophie</text:span>, <text:span text:style-name="T22">Wintersemester </text:span>2015/<text:span text:style-name="T22">2016</text:span></text:p>
      <text:p text:style-name="P2">Dozent<text:span text:style-name="T22">i</text:span>n: <text:span text:style-name="T48">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pan text:style-name="T49">Willensfreiheit und Humanismus bei Nietzsche und anderen ausgewählten Philosophen</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22">489 Nürnberg</text:span></text:p>
      <text:p text:style-name="P7">E-Mail: emil.lefherz@piraten-nbg.de </text:p>
      <text:p text:style-name="P7"/>
      <text:p text:style-name="P3"><text:span text:style-name="T44">Zwei-Fach-Bachelor Philosophie (</text:span><text:span text:style-name="T45">5</text:span><text:span text:style-name="T44">. FS) und Politische Wissenschaft (</text:span><text:span text:style-name="T45">3</text:span><text:span text:style-name="T44">. FS</text:span><text:span text:style-name="T46">)</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Ist das Internet ein Herrschaftsinstrument?</text:p>
          </text:index-title>
          <text:p text:style-name="P91"><text:a xlink:type="simple" xlink:href="#__RefHeading__1576_898754565" text:style-name="Index_20_Link" text:visited-style-name="Index_20_Link">1. Freiheit und Moderne<text:tab/>3</text:a></text:p>
          <text:p text:style-name="P91"><text:a xlink:type="simple" xlink:href="#__RefHeading__1578_898754565" text:style-name="Index_20_Link" text:visited-style-name="Index_20_Link">2. Tod Gottes und seiner Normen<text:tab/>5</text:a></text:p>
          <text:p text:style-name="P91"><text:a xlink:type="simple" xlink:href="#__RefHeading__1580_898754565" text:style-name="Index_20_Link" text:visited-style-name="Index_20_Link">2.1 Nietzsches Konzept vom Tod Gottes<text:tab/>5</text:a></text:p>
          <text:p text:style-name="P91"><text:a xlink:type="simple" xlink:href="#__RefHeading__1582_898754565" text:style-name="Index_20_Link" text:visited-style-name="Index_20_Link">2.2 Die Unnötigkeit Gottes bei Sartre<text:tab/>7</text:a></text:p>
          <text:p text:style-name="P91"><text:a xlink:type="simple" xlink:href="#__RefHeading__1584_898754565" text:style-name="Index_20_Link" text:visited-style-name="Index_20_Link">3. Der neue Humanismus und die Willensfreiheit<text:tab/>8</text:a></text:p>
          <text:p text:style-name="P91"><text:a xlink:type="simple" xlink:href="#__RefHeading__1586_898754565" text:style-name="Index_20_Link" text:visited-style-name="Index_20_Link">3.1 Animal rationale als Abgrenzung zum Tier<text:tab/>10</text:a></text:p>
          <text:p text:style-name="P91"><text:a xlink:type="simple" xlink:href="#__RefHeading__1588_898754565" text:style-name="Index_20_Link" text:visited-style-name="Index_20_Link">3.2 Der schaffende Wille<text:tab/>13</text:a></text:p>
          <text:p text:style-name="P91"><text:a xlink:type="simple" xlink:href="#__RefHeading__1590_898754565" text:style-name="Index_20_Link" text:visited-style-name="Index_20_Link">4. Angst als Lebensgefühl und der Faschismus<text:tab/>16</text:a></text:p>
          <text:p text:style-name="P91"><text:a xlink:type="simple" xlink:href="#__RefHeading__1783_1803230690" text:style-name="Index_20_Link" text:visited-style-name="Index_20_Link">Literaturverzeichnis<text:tab/>18</text:a></text:p>
          <text:p text:style-name="P92"><text:a xlink:type="simple" xlink:href="#__RefHeading__855_75367846" text:style-name="Index_20_Link" text:visited-style-name="Index_20_Link">Literatur:<text:tab/>18</text:a></text:p>
          <text:p text:style-name="P92"><text:a xlink:type="simple" xlink:href="#__RefHeading__857_75367846" text:style-name="Index_20_Link" text:visited-style-name="Index_20_Link">Internetquellen:<text:tab/>18</text:a></text:p>
        </text:index-body>
      </text:table-of-content>
      <text:p text:style-name="P3"/>
      <text:p text:style-name="P3"/>
      <text:p text:style-name="P4"/>
      <text:p text:style-name="P5"/>
      <text:p text:style-name="P22">Ich habe die Arbeit in geschlechtergerechter Sprache geschrieben. Ich verwende das generische Femininum und das generische Maskulinum abwechselnd. Sollte jemand beim Lesen darüber stolpern: <text:span text:style-name="T47">d</text:span>as ist so gewollt.</text:p>
      <text:p text:style-name="P22"/>
      <text:p text:style-name="P22"/>
      <text:p text:style-name="P23">Fußnoten</text:p>
      <text:p text:style-name="P23">Literaturverzeichnis</text:p>
      <text:p text:style-name="P23">Gendern</text:p>
      <text:p text:style-name="P23">Update index </text:p>
      <text:p text:style-name="P23"/>
      <text:p text:style-name="P23"/>
      <text:h text:style-name="P69" text:outline-level="1"><text:bookmark-start text:name="__RefHeading__1576_898754565"/>1. Freiheit und Moderne<text:bookmark-end text:name="__RefHeading__1576_898754565"/></text:h>
      <text:p text:style-name="P25"/>
      <text:p text:style-name="P62">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27">Die Moderne, als die Epoche, die bis heute die Widersprüche unseres Denkens bestimmt, kann nicht ohne weiteres überwunden werden – und egal wie viele Internets wir erfinden und wie oft <text:span text:style-name="T51">die </text:span>Metaphysik für tot erklärt wird, wir sind heute genauso wenig frei, wie die Denker der Aufklärung, die das Projekt der gesellschaftlichen Freiheit im Denken begründeten.</text:p>
      <text:p text:style-name="P28">Man kann die Moderne nur schwer als “vorbei” abhaken, auch wenn damit oft ein Zeitraum zwischen französischer Revolution und erstem Weltkrieg gemeint ist. Kernelemente der Moderne wirken bis heute fort, und müssen bis heute mit beachtet werden.</text:p>
      <text:p text:style-name="P27">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29">Nietzsches berühmter Satz “Gott ist tot, und wir haben ihn getötet”<text:note text:id="ftn1" text:note-class="footnote"><text:note-citation>1</text:note-citation><text:note-body><text:p text:style-name="P71">Nietzsche, die fröhliche Wissenschaft</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sinnkonstituierendes Weltbild, als Garant <text:soft-page-break/>ihrer persönlichen Auffassung von Realität war der Glaube an einen existierenden Gott Schlüsselelement in allem, was die Menschen über sich und ihren Platz in der Welt wussten – und ohne den alle Gewissheiten über ihr Leben und Handeln ungültig wurden.</text:p>
      <text:p text:style-name="P29">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52">mit allen positiven, aber auch gefährlichen Implikationen</text:span>.</text:p>
      <text:p text:style-name="P29">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note text:id="ftn2" text:note-class="footnote"><text:note-citation>2</text:note-citation><text:note-body><text:p text:style-name="P71"><text:span text:style-name="T53">Zur Beschreibung dieses Mechanismus siehe unter anderem: </text:span>Dialektik der Aufklärung, <text:span text:style-name="T53">43ff</text:span></text:p></text:note-body></text:note></text:p>
      <text:p text:style-name="P30">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30">Dennoch hat die Epoche zwei wichtige Fragen angestoßen, die zusammenhängen, und oft zusammen beantwortet werden: wie kann man sich selbst befreien, und wie kann man den Menschen ohne Gott neu definieren? Ich will untersuchen, welche Konzepte bei Nietzsche und <text:span text:style-name="T54">Sartre</text:span> Antworten auf diese Probleme bieten, und wie die beiden sich den neuen Menschen vorstellen, der aus den neuen Verhältnissen hervorgehen soll.</text:p>
      <text:p text:style-name="P31">Die geschichtliche Reihenfolge der Ideen der beiden Autoren spielt hierbei kaum <text:soft-page-break/>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31"/>
      <text:h text:style-name="P67" text:outline-level="1"><text:bookmark-start text:name="__RefHeading__1578_898754565"/>2. Tod Gottes und seiner Normen<text:bookmark-end text:name="__RefHeading__1578_898754565"/></text:h>
      <text:p text:style-name="P31"/>
      <text:p text:style-name="P28">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28">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28"/>
      <text:h text:style-name="P64" text:outline-level="1"><text:bookmark-start text:name="__RefHeading__1580_898754565"/>2.1 Nietzsches Konzept vom Tod Gottes<text:bookmark-end text:name="__RefHeading__1580_898754565"/></text:h>
      <text:p text:style-name="P28"/>
      <text:p text:style-name="P32">Während viele Atheist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3" text:note-class="footnote"><text:note-citation>3</text:note-citation><text:note-body><text:p text:style-name="P72">http://www.nietzschesource.org/#eKGWB/NF-1886,5[71]</text:p></text:note-body></text:note></text:p>
      <text:p text:style-name="P33">Auch die Sinnstiftung fällt durch dieses Wertesystem weg: die Bibel wird zwar <text:soft-page-break/>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p>
      <text:p text:style-name="P34">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en” beschimpft, unter Zuhilfenahme antisemitischer Argumente wird der von der Arbeitsethik dämonisierte Trieb zur Faulheit auf die projeziert, die es wagen, ein <text:span text:style-name="T55">Leben abseits der eigenen Selbstkasteiung zu führen.</text:span></text:p>
      <text:p text:style-name="P35">So wird die Identität aller Beteiligten doch als unvollständig konstruiert: die der Arbeitenden, weil sie durch den Wertschöpfungsprozess von ihrer Arbeit entfremdet werden<text:note text:id="ftn4" text:note-class="footnote"><text:note-citation>4</text:note-citation><text:note-body><text:p text:style-name="P73">Marx 1868,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35">Ganz ähnlich geschieht dies auch auf der spirituellen Ebene für den Nihilisten: ohne auf eine Autorität vertrauen zu können, die ihm den Wert zuspricht und seiner Existenz Sinn stiftet, muss er entweder auf die Gesellschaft vertrauen, die ihm für seine Befolgung der Normen einen gesellschaftlichen Wert zuweist, die allerdings eine <text:soft-page-break/>gesellschaftliche Identität voraussetzt, die gesellschaftlich vermittelt wird und ihn damit wieder von seinem Sein entfremdet<text:note text:id="ftn5" text:note-class="footnote"><text:note-citation>5</text:note-citation><text:note-body><text:p text:style-name="P74">Lefherz, </text:p></text:note-body></text:note>, oder muss als Ausgestoßener sich seinen Wert selbst zuweisen, den Sinn seiner Existenz selbst stiften.</text:p>
      <text:p text:style-name="P36">Als der Untergeordnete, der sich für seine Existenz rechtfertigen muss, ist der Mensch gezwungen, einen Sinn zu haben – entweder in Form einer sinn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56">Der Mensch ist also zu einem Leben frei von Sinn und Zweck verurteilt.</text:span></text:p>
      <text:p text:style-name="P36"/>
      <text:h text:style-name="P64" text:outline-level="1"><text:bookmark-start text:name="__RefHeading__1582_898754565"/>2.2 Die Unnötigkeit Gottes bei Sartre<text:bookmark-end text:name="__RefHeading__1582_898754565"/></text:h>
      <text:p text:style-name="P36"/>
      <text:p text:style-name="P36">Sartre antwortet auf dasselbe System, auch wenn er es fundamental anders formuliert: er setzt durch einen quasi ontologischen Kniff die Nichtexistenz, beziehungsweise den Nichtglauben an Gott voraus, indem er <text:span text:style-name="T57">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n Straßenfeger um Rat zu fragen.</text:span><text:span text:style-name="T57"><text:note text:id="ftn6" text:note-class="footnote"><text:note-citation>6</text:note-citation><text:note-body><text:p text:style-name="P75">Existentialismus ist ein Humanismus, <text:span text:style-name="T58">S. 11</text:span></text:p></text:note-body></text:note></text:span><text:span text:style-name="T57"> Selbst wenn man direkte Stimmen von Gott hört, ist es immer noch die eigene Entscheidung, diesen Stimmen auch zu gehorchen.</text:span><text:span text:style-name="T57"><text:note text:id="ftn7" text:note-class="footnote"><text:note-citation>7</text:note-citation><text:note-body><text:p text:style-name="P76">Ebenda, S. 7</text:p></text:note-body></text:note></text:span><text:span text:style-name="T57"> Der Mensch ist also auch bei Sartre zu seiner Freiheit verurteilt.</text:span><text:span text:style-name="T57"><text:note text:id="ftn8" text:note-class="footnote"><text:note-citation>8</text:note-citation><text:note-body><text:p text:style-name="P75">Ebenda, <text:span text:style-name="T58">S. 9</text:span></text:p></text:note-body></text:note></text:span></text:p>
      <text:p text:style-name="P37">Nach Sartre ist es einem also gar nicht erlaubt, die Verantwortung, die in der Entscheidung liegt, abzulegen, indem man sich nicht entscheidet – weil selbst das noch eine Entscheidung darstellt. <text:span text:style-name="T59">Die Verzweiflung, die in dieser Verantwortung liegt, ist also unausweichlich.</text:span></text:p>
      <text:p text:style-name="P38">Demzufolge gibt es natürlich auch kein übergeordnetes Ziel, dem man seine <text:soft-page-break/>Handlungen widmen müsste – weder das Reich Gottes, noch eine gute Welt, noch eine anar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38">Ohne also für dies oder das bestimmt zu sein, und mit der Rechtfertigung, dass diese oder jene Idee eben “die Richtige” sei, muss man also komplett selbst entscheiden, welche Ideen man sinnvoller findet als andere. <text:span text:style-name="T60">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38"/>
      <text:h text:style-name="P65" text:outline-level="1"><text:bookmark-start text:name="__RefHeading__1584_898754565"/>3. Der neue Humanismus und die Willensfreiheit<text:bookmark-end text:name="__RefHeading__1584_898754565"/></text:h>
      <text:p text:style-name="P38"/>
      <text:p text:style-name="P39">Im vormodernen Denken war der <text:span text:style-name="T61">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40">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in diese Lücke und versuchte, erst als Gegensatz zum alles sehenden Gott konzipiert, die Freiheit zu scheitern ein Stück weit in die neue Weltordnung zu retten, in der statt Göttern, die per definitionem einen gewissen Anstand besaßen, nun Herrschaft durch ihre alles erfassenden Mechaniken eine neue, totalitäre Form von Gesellschaft konzipierten.</text:p>
      <text:p text:style-name="P40">Mit dem Recht auf Privatheit, Freiheit und Subjektivität konkurrierten auch andere <text:soft-page-break/>Menschheitskonzeptionen miteinander um die Normen, die in der Moderne gelten sollten – <text:span text:style-name="T62">in dieser Hausarbeit soll allerdings nur über die Willensfreiheit geredet werden, die in dem Gedanken der Subjektivität, Privatheit und allgemein der Freiheit, autonom nach eigenen Regeln zu leben angelegt ist.</text:span></text:p>
      <text:p text:style-name="P41">Neue Normen werden also auch mit einem neuen Mensch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41">Die Idee der Handlungsfreiheit ist schon älter, und hatte auch im vormodernen Menschenbild ihren Platz. <text:span text:style-name="T63">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63"><text:note text:id="ftn9" text:note-class="footnote"><text:note-citation>9</text:note-citation><text:note-body><text:p text:style-name="P77">Galater 5,13</text:p></text:note-body></text:note></text:span><text:span text:style-name="T63"> – und das auch nur bei den Theologen, wo er überhaupt zur Freiheit in der Lage ist.</text:span></text:p>
      <text:p text:style-name="P42">Im Gegensatz dazu ist die Freiheit für den Menschen der neuen Humanisten zentral und der Mensch ohne sie nicht denkbar. <text:span text:style-name="T64">Für Sartre beispielsweise macht sie den Menschen aus – da der Mensch auf seine Willensfreiheit zurückgeworfen ist, ist er der Mensch:</text:span></text:p>
      <text:p text:style-name="P42"/>
      <text:p text:style-name="P63">“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10" text:note-class="footnote"><text:note-citation>10</text:note-citation><text:note-body><text:p text:style-name="P78">Sartre, S. 23</text:p></text:note-body></text:note></text:p>
      <text:p text:style-name="P43"/>
      <text:p text:style-name="P43">Dieser neue Humanismus muss den Menschen nicht an Gott anlehnen, er muss <text:soft-page-break/>nicht einmal Normen bestimmen, da er dem Menschen einfach erlaubt, sich seine eigenen Normen zu geben. Keine universalen Werte haben mehr Bestand, wenn keine essenzielle Entität sie denken kann – umso wichtiger werden jedoch die partikularen Werte, die die Menschen sich selbst geben.</text:p>
      <text:p text:style-name="P44">Seine Freiheitskonzeption ist dabei jedoch natürlich immer noch normativ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44">So bleibt bei all der Dominanz der partikularen Werte immer noch ein universaler Wert übrig, der die Plattform bietet, auf der die anderen Werte stattfinden können: die Freiheit.</text:p>
      <text:p text:style-name="P44"/>
      <text:h text:style-name="P67" text:outline-level="1"><text:bookmark-start text:name="__RefHeading__1586_898754565"/>3.1 Animal rationale als Abgrenzung zum Tier<text:bookmark-end text:name="__RefHeading__1586_898754565"/></text:h>
      <text:p text:style-name="P44"/>
      <text:p text:style-name="P45">Das ist jedoch nicht der einzige Versuch, mit dem Humanismus-Begriff umzugehen. Heidegger schreibt in seinem <text:span text:style-name="T1">Brief über den Humanismus</text:span><text:span text:style-name="T6"> über verschiedene Humanismus-Auffassungen </text:span><text:span text:style-name="T11">darüber wie der römische Humanismus und alle späteren Humanismen den Menschen als animal rationale, </text:span><text:span text:style-name="T12">als vernünftiges Tier, definieren – </text:span><text:span text:style-name="T13">eine Definition, die laut Heidegger in der Metaphysik (die mit Gott gestorben ist) verhaftet ist, und deswegen überwunden werden muss</text:span><text:span text:style-name="T12">.</text:span><text:span text:style-name="T12"><text:note text:id="ftn11" text:note-class="footnote"><text:note-citation>11</text:note-citation><text:note-body><text:p text:style-name="P79">Heidegger, S. 14</text:p></text:note-body></text:note></text:span></text:p>
      <text:p text:style-name="P45"><text:span text:style-name="T12">Die Tierhaftigkeit spielt dabei in erster Linie eine Rolle, weil der Mensch dem Tier ähnlich sei im Sinne der Körperlichkeit. All die materiellen Grundbedürfnisse von Mensch und Tier sind dieselben, Nahrung, Schlaf, Fortpflanzung, und ähnlich 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span></text:p>
      <text:p text:style-name="P46">Die Rationalität, zu der der Mensch angeblich in der Lage sei, ist der andere, mindestens genauso wichtige Teil dieser Auffassung. Laut Heidegger mag damit ein <text:soft-page-break/>“Vermögen der Prinzipien” oder ein “Vermögen der Kategorien” gemeint sein, und setzt 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p>
      <text:p text:style-name="P48"><text:span text:style-name="T6">Wo Sartre die Freiheit wählt, weist Heidegger lieber auf etwas ursprüngliches hin und konstruiert einen Menschen, der “</text:span><text:span text:style-name="T13">in die Wahrheit des Seins geworfen”, als “Hirt des Seins” einen mythologischen Auftrag zu erfüllen habe, die “Wahrheit des Seins zu hüten”.</text:span><text:span text:style-name="T13"><text:note text:id="ftn12" text:note-class="footnote"><text:note-citation>12</text:note-citation><text:note-body><text:p text:style-name="P79">Ebenda, S. 22f</text:p></text:note-body></text:note></text:span><text:span text:style-name="T13">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13"><text:note text:id="ftn13" text:note-class="footnote"><text:note-citation>13</text:note-citation><text:note-body><text:p text:style-name="P79">Ebenda, S. 13</text:p></text:note-body></text:note></text:span><text:span text:style-name="T13"> schafft er es wunderbar, statt einen Menschen ohne Gott zu denken, sogar einen neuen Gott, das Sein, zu ersinnen, weil das alte NSDAP-Mitglied es nicht fertigbringt, sich ohne einen Führer zu denken.</text:span></text:p>
      <text:p text:style-name="P49"><text:span text:style-name="T6">Dort sieht man sehr gut, wie sich der Antimodernismus, der mit den Problemen der Moderne aufkommt, in links und rechts aufspaltet – die Linken, wie Marx und Sartre, wollen mit der Moderne über sie hinaus, </text:span><text:span text:style-name="T14">analysieren das Problem angemessen</text:span><text:span text:style-name="T6"> und begrüßen den Tod Gottes, um eine befreite Gesellschaft zu ersinnen, </text:span><text:span text:style-name="T14">in der auch andere Herrschaftsformen überwunden werden</text:span><text:span text:style-name="T6">, </text:span><text:span text:style-name="T14">während die Rechten wie Heidegger ihre Entwicklungen reaktionär pauschal ablehnen und zurück zu den Wurzeln wollen, neue Hierarchien aufbauen wo alte wegbrechen, und allgemein ihre Angst vor dem Wandel in Mythen verarbeiten, während sie das Problem als solches nicht bewältigen können, weil sie romantische Verklärung der Analyse vorziehen.</text:span><text:span text:style-name="T6"><text:note text:id="ftn14" text:note-class="footnote"><text:note-citation>14</text:note-citation><text:note-body><text:p text:style-name="P80">Lefherz, S. 7f</text:p></text:note-body></text:note></text:span><text:span text:style-name="T6"> </text:span><text:span text:style-name="T14">Als Humanismus lässt sich Heideggers eigene Konzeption jedenfalls nicht verstehen – man kann jedoch aus seiner Beschreibung alter Humanismen schöpfen, wenn man sie kritisch genug rezipiert.</text:span></text:p>
      <text:p text:style-name="P50">Es gibt noch weitere Gründe, warum der Mensch in der Vergangenheit als animal rationale definiert worden und damit in erster Linie als Abgrenzung zum Tier definiert <text:soft-page-break/>worden ist – und in welche Richtung man den Menschen über das Tier hinausdenken kann. Die Tierwelt ist dem Menschen auf barbarischste Art und Weise ausgeliefert. Verspeisung, Versklavung, die Tierhaltung durch den Menschen hat viele Gesichter, und nicht einmal bei allen handelt es sich um ein Herrschaftsverhältnis. Massentierhaltung wird von Antispeziezisten regelmäßig mit der Shoah verglichen<text:note text:id="ftn15" text:note-class="footnote"><text:note-citation>15</text:note-citation><text:note-body><text:p text:style-name="P81">http://www.sueddeutsche.de/kultur/die-holocaust-plakate-von-peta-vegetarische-moral-1.893374</text:p></text:note-body></text:note>, und <text:span text:style-name="T65">wenn man sich dem Argument stellen will, dass es da einen qualitativen Unterschied gibt, muss es eine klare Grenze zwischen Mensch und Tier geben.</text:span></text:p>
      <text:p text:style-name="P51">Da viele Menschen aber nach wie vor einen Grund dafür brauchen, Tiere zu essen, aber Menschen nicht, ist eine Unterscheidung notwendig – und man kann vielleicht noch eine andere finden, als nur <text:span text:style-name="T66">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52">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67">ein Tier, mit allen Implikationen, was Rechte, Essbarkeit und Gesellschaftsfähigkeit betrifft.</text:span></text:p>
      <text:p text:style-name="P53">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53">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gleichzeitig in eine alle entmenschlichende Barbarei mündet, die eben nicht dem <text:soft-page-break/>einzelnen erlaubt, sein Leben autonom in die eigene Hand zu nehmen, sondern abstrakte Herrschaftsmechanismen entwickelt, die durch ihre quantifizierende Erfassung alles lebendigen und subjektiven die eine Regel von der Verwertbarkeit auf alles existierende aufdrücken – und damit den Menschen zum Tier machen, dem nichts anderes übrig bleibt, als auf die äußeren Umstände seiner Produktionsverhältnisse zu reagieren.</text:p>
      <text:p text:style-name="P53"/>
      <text:h text:style-name="P67" text:outline-level="1"><text:bookmark-start text:name="__RefHeading__1588_898754565"/>3.2 <text:span text:style-name="T68">D</text:span>er schaffende Wille<text:bookmark-end text:name="__RefHeading__1588_898754565"/></text:h>
      <text:p text:style-name="P53"/>
      <text:p text:style-name="P53">Dieses Projekt des neuen Menschen, der sich aus dieser Fremdbestimmung befreit und seine eigene Willensfreiheit etabliert, lässt sich bei Sartre <text:span text:style-name="T68">sehr gut herauslesen. Immer geht es um einen schaffenden Willen, der den Menschen ausmacht: der Mensch soll sich seine Existenz selbst schaffen. Statt fremdem Willen und älteren Ideen darüber, was er werden soll, soll der eigene Wille Grundlage dessen sein, wie der einzelne sich entwickle und zu sich selbst werde. Es ist allerdings nicht ganz akkurat zu sagen, dass der Mensch sich bei Sartre so entwickeln soll – er hat genau genommen keine andere Möglichkeit, als sich frei und ohne Hilfsmittel oder fremden Ratschlag zu entscheiden, wie seine Existenz aussehen soll.</text:span></text:p>
      <text:p text:style-name="P54">Dies unterscheidet Sartres Konzeption von Nietzsches, <text:span text:style-name="T69">bei dem besagte Freiheit noch erkämpft werden muss. Während Sartre den Menschen einfach als frei definiert, muss der Mensch bei Nietzsche endlich in die Puschen kommen und sich zum Übermenschen hin überwinden, die Konzeption des neuen Menschen, die Nietzsche in </text:span><text:span text:style-name="T4">Also Sprach Zarathustra</text:span><text:span text:style-name="T15"> entwirft. Das ließe sich aufgrund der historischen Reihenfolge nun so lesen, dass während Nietzsche die Überwindung des Menschen zum willensfreien Übermenschen noch einfordert, sie bei Sartre bereits vollendet ist – dafür gibt es allerdings keinerlei Anhaltspunkte, im Gegenteil. Die zwei Weltkriege und die Barbarei der Shoah und des Faschismus, die sich zwischen dem Wirken der beiden Autoren ereignet haben, lassen sich unmöglich so deuten, dass sie das Resultat des freien Menschen sind, der die Probleme der Moderne überwunden hat. Stattdessen hat der Unterschied wohl eher methodische Gründe.</text:span></text:p>
      <text:p text:style-name="P55">Ein anderer methodischer Unterschied ist die Abgrenzung zum Tierreich. Da Sartre den Menschen einfach positiv als willensfrei definiert, muss er die Frage nach der <text:soft-page-break/>Grenze zwischen Tier und Mensch gar nicht stellen. Nietzsche spielt jedoch sehr gekonnt mit dem Unterschied zwischen Tier und Mensch <text:span text:style-name="T70">und nutzt die verschwommene Grenze für sein Konzept zur Überwindung des Menschen und vor allem seiner tierischen Elemente, etwa wenn er einen sterbenden Seiltänzer sagen lässt:</text:span></text:p>
      <text:p text:style-name="P53"/>
      <text:p text:style-name="P63">“<text:span text:style-name="T71">Wenn du die Wahrheit sprichst, […] so verliere ich nichts, wenn ich das Leben verliere. Ich bin nicht viel mehr als ein Thier[sic!], das man tanzen gelehrt hat, durch Schläge und schmale Bissen.”</text:span><text:span text:style-name="T71"><text:note text:id="ftn16" text:note-class="footnote"><text:note-citation>16</text:note-citation><text:note-body><text:p text:style-name="P82">Zarathustra, S. 22</text:p></text:note-body></text:note></text:span></text:p>
      <text:p text:style-name="P53"/>
      <text:p text:style-name="P56">Das Tier hat in dieser Konzeption keinen freien Willen, und kein lebenswertes Leben – und der Mensch auch (noch) nicht. Weswegen Zarathustra auszieht, um den Übermenschen zu schaffen; der nicht einfach nur reagiert und sich von der Masse treiben lässt, sondern sich seine eigenen Regeln schafft:</text:p>
      <text:p text:style-name="P56"/>
      <text:p text:style-name="P63">“Wer sich nicht befehlen kann, der soll gehorchen. Und mancher kann sich befehlen, aber da fehlt noch viel, dass er sich auch gehorche!”<text:note text:id="ftn17" text:note-class="footnote"><text:note-citation>17</text:note-citation><text:note-body><text:p text:style-name="P82">Zarathustra, S. 313</text:p></text:note-body></text:note></text:p>
      <text:p text:style-name="P56"/>
      <text:p text:style-name="P57">Der Satz “Jeder soll sich selbst befehlen und niemand anderem gehorchen” ist im <text:span text:style-name="T1">Zarathustra</text:span><text:span text:style-name="T6"> so nirgendwo enthalten, so direkt würde Nietzsche seine Botschaft auch nur ungern rüberbringen. Er lässt sich jedoch aus Stellen wie dieser herauslesen: denn wenn nur jeder, der sich nicht befehlen kann, anderen gehorchen soll, soll er zumindest vorher versuchen, sich seine eigenen Befehle zu geben, und das gehorchen ist nur die andere Seite der Medaille, die für Nietzsche auch in der autonomen Konzeption solcher Hierarchien notwendig ist. </text:span><text:span text:style-name="T16">Wenn in Nietzsches Konzept davon, dass jemand nach seinen eigenen Regeln lebt, befehlen und gehorchen zwingend dabei ist, was sich aus dem zweiten Satz folgern lässt, dann ist damit immer noch ein autonomes Konzept von Willensfreiheit gemeint.</text:span></text:p>
      <text:p text:style-name="P47"><text:s/><text:span text:style-name="T72">Die Stelle, an der sich dieses Konzept am besten finden lässt, ist wohl diese:</text:span></text:p>
      <text:p text:style-name="P47"/>
      <text:p text:style-name="P63"><text:span text:style-name="T17">“</text:span><text:span text:style-name="T18">Frei wovon? Was schert das Zarathustra! Hell aber soll mir dein Auge künden: frei wozu? </text:span>Kannst du dir selber dein Böses und dein Gutes geben und deinen Willen über dich aufhängen wie ein Gesetz? Kannst du dir <text:soft-page-break/>selber Richter sein und Rächer deines Gesetzes?”<text:note text:id="ftn18" text:note-class="footnote"><text:note-citation>18</text:note-citation><text:note-body><text:p text:style-name="P83">Zarathustra 92f</text:p></text:note-body></text:note></text:p>
      <text:p text:style-name="P58"/>
      <text:p text:style-name="P58">Hier sieht man wohl am eindrücklichsten, wie auch Nietzsche das autonome Konzept der Willensfreiheit eines schaffenden Menschen vertritt, der sich selbst verantwortlich ist. Gleichzeitig ist in der Stelle ein Seitenhieb gegen den (modernen) Liberalismus zu finden, der unter Freiheit nichts als die negative Freiheit zu verstehen weiß, und nicht in der Lage ist, Freiheit ohne Staat zu denken, die sie erst herstellt. <text:span text:style-name="T73">Auch bei Adorno findet sich eine ähnlicher Stelle über die Freiheit des einzelnen:</text:span></text:p>
      <text:p text:style-name="P58"/>
      <text:p text:style-name="P63">“Die Frage nach der Freiheit des Willens ist wahrscheinlich überhaupt nicht abstrakt […] zu lösen, sondern nur in Bewusstsein der Dialektik von Individuum und Gesellschaft. Freiheit, auch die des Willens, wäre erst zu verwirklichen, und darf nicht als positiv gegeben supponiert werden.”<text:note text:id="ftn0" text:note-class="footnote"><text:note-citation>19</text:note-citation><text:note-body><text:p text:style-name="P84">Adorno <text:span text:style-name="T74">1966</text:span>, S. 117</text:p></text:note-body></text:note></text:p>
      <text:p text:style-name="P58"/>
      <text:p text:style-name="P58"><text:span text:style-name="T73">Der Liberalismus</text:span> schafft eben nicht, die Probleme der Moderne zu verstehen und den Tod aller Normen in letzter Konsequenz zu denken, wenn er weiterhin versucht, die Werte des alten Humanismus in die Zeit der Barbarei hinüberzutragen, und die Bürgerrechte, die er ersinnt, denen nichts nützen, die keine Bürger sein wollen, sondern Menschen, deren Rechte nicht von einer Autorität abhängen. Die alles erfassende instrumentelle Vernunft der Aufklärung und ihre Konsequenzen für die formallogische Wissenschaft versteht der Liberalismus am allerwenigsten, weil er sich letzten Endes der Kritik als Prinzip des Denkens verwehrt, und sich weigert, Dialektik, Totalität und geschichtlichen Kontext bei den Objekten seiner Wissenschaft mitzudenken, geschweige denn die eigene Rolle im Erkennensprozess zu reflektieren.</text:p>
      <text:p text:style-name="P58">So scheitert der Liberalismus an den letzten zwei Konsequenzen der Aufklärung, wenn sie auf sich selbst gerichtet wird: die Vernunft, die auf das Subjekt gerichtet ihre zersetzende Wirkung auf das eigene Wirken entfaltet und so ihre eigenen Grenzen erkennt, und die Freiheit, die nicht als Freiheit von sich selbst, als sich selbst entäußernde Freiheit begriffen werden kann. Eben dem Schritt zur dionysischen Selbstaufgabe verneint sich der appolonische Liberalismus, und bleibt damit inkonsequent seinen liebsten Gütern, sowohl der Vernunft, als auch der Freiheit gegenüber.</text:p>
      <text:p text:style-name="P59"><text:soft-page-break/>Nietzsche hingegen ist bereit, für den Schritt, seine Prinzipien zu Ende zu denken, auch den Preis zu bezahlen, und sein Ich zu opfern. Folgerichtig stirbt Zarathustra am Ende des Buches nicht nur – er löst sich komplett auf in alle Welt, geht auf in der ewigen Wiederkehr, wird alles und nichts zugleich, statt noch Subjekt eines Denkens sein zu müssen.</text:p>
      <text:p text:style-name="P59">Der neue Mensch, den die Existenzphilosophen und auch die kritische Theorie unabhängig voneinander entwickeln, ist radikaler und kritischer, als alles, wozu der Liberalismus bereit ist – er ist bereit, sich seine Freiheit, sich selbst zu schaffen, auch gegen alles zu erkaufen, dass er bisher war, oder zu dem er bisher gemacht worden ist. Nur dieser ist bereit, sich seiner eigenen Verantwortung ohne Gottes Urteil bewusst, selbst aus den Mechanismen zu befreien, die ihn erfassen und einengen wollen, zu agieren und zu schaffen, statt nur tierhaft zu reagieren, und sich und seine Gesetze gegen dieses Prinzip selbst zu schaffen – nach eigenem Bilde.</text:p>
      <text:p text:style-name="P60"/>
      <text:h text:style-name="P66" text:outline-level="1"><text:bookmark-start text:name="__RefHeading__1590_898754565"/>4. Angst als Lebensgefühl und der Faschismus<text:bookmark-end text:name="__RefHeading__1590_898754565"/></text:h>
      <text:p text:style-name="P60"/>
      <text:p text:style-name="P59">In der Umgebung einer totalitären Aufklärung, die dem einzelnen durch die Erfassung und Regulierung allen Handelns die kritische Vernunft komplett erspart, will Sartre dem Menschen die Verantwortung aufdrücken, ihn dazu verurteilen. Er soll verzweifelt sein, ob all der Entscheidungen, die er eigentlich treffen müsste, um in der Welt auch sein richtiges Schicksal zu verwirklichen. Sein Lebensgefühl sei die Angst, die der Verantwortliche kennt. <text:span text:style-name="T75">Dieser schafft seine eigene Freiheit gegen die totalitären Verhältnisse der Aufklärung.</text:span></text:p>
      <text:p text:style-name="P61">Dieser neue Mensch, den Sartre und Nietzsche vorhaben, birgt einige Gefahren, sich gegen die Moderne aufzulehnen, ist nämlich nicht prinzipiell positiv besetzt – und birgt einiges Potenzial, einer Regression ins vormoderne zum Opfer zu fallen.</text:p>
      <text:p text:style-name="P61">Wie unter 3.1 beschrieben, gibt es zwei Arten des Antimodernismus, den linken und den rechten. Sie sollen daran unterschieden werden, dass der rechte eine intuitive, romantische Kritik an der Moderne pflegt, daran scheitert, ihr Prinzip zu erkennen und in der Regression in den vormodernen Antihumanismus verfällt, während der linke aufgrund einer kritischen Analyse des Problems ihre Mechanismen erkennt und mit der Moderne über sie hinaus will, um eine befreite Gesellschaft zu schaffen, aus der <text:soft-page-break/>dann auch ein neues Menschenbild resultiert.</text:p>
      <text:p text:style-name="P61">Nietzsche allerdings lässt sich in dieses Schema lange nicht so einfach einteilen wie Sartre oder Heidegger, die ganz klar links und rechts des Problems stehen. Nietzsche jedoch pflegt eine romantische Kritik an der Moderne, die ihre Herrschaftsmechanismen nicht mitdenkt, verachtet Frauen auf eine ziemlich widerliche Art und Weise, und Hierarchien spielen in seinem Denken eine nicht geringe Rolle, und seine Ideen wurden im Nationalsozialismus oft genug missbraucht. Auf der anderen Seite lässt sich sein Konzept des Übermenschen und seines schaffenden Willens klar links lesen, d<text:span text:style-name="T6">er Widerstand gegen die Gleichmacherei, der Individualismus, den Nietzsche gepredigt und gelebt hat, </text:span><text:span text:style-name="T19">seine Konzeption von “Gott ist tot” deutet eher darauf hin, dass er über den Antifaschismus längst hinaus war, als dass er wie Heidegger in mythologische Verstrickungen zurückfällt.</text:span></text:p>
      <text:p text:style-name="P26"><text:span text:style-name="T50">Da Nietzsche historisch vor diesem Konflikt gewirkt hat, ist es unmöglich, ihn komplett einzuordnen. Es spielt auch eine viel größere Rolle, wie Nietzsche verstanden wird, als wie er selbst dachte. Und ich denke, man kann seine Gedanken sehr gut als eine linke Konzeption des Humanismus und der Willensfreiheit lesen.</text:span></text:p>
      <text:h text:style-name="P68" text:outline-level="1"><text:bookmark-start text:name="__RefHeading__1783_1803230690"/><text:span text:style-name="T36">L</text:span>iteraturverzeichnis<text:bookmark-end text:name="__RefHeading__1783_1803230690"/></text:h>
      <text:p text:style-name="P9"/>
      <text:h text:style-name="P70" text:outline-level="2"><text:bookmark-start text:name="__RefHeading__855_75367846"/><text:span text:style-name="T7">L</text:span><text:span text:style-name="T6">iteratur:</text:span><text:bookmark-end text:name="__RefHeading__855_75367846"/></text:h>
      <text:p text:style-name="P89"/>
      <text:p text:style-name="P10"><text:span text:style-name="T42">A</text:span><text:span text:style-name="T38">dorno, Theodor W./Horkheimer, Max (2006): </text:span><text:span text:style-name="T3">Dialektik der Aufklärung</text:span><text:span text:style-name="T38">, Frankfurt(Main): Fischer. Taschenbuch. Kostenlos herunterzuladen unter philosophie.hfg-karlsruhe.de/sites/default/files/dialektik_der_aufklaerung.pdf</text:span></text:p>
      <text:p text:style-name="P85"/>
      <text:p text:style-name="P16">Gorz, André (1984): <text:span text:style-name="T1">Wege ins Paradies</text:span><text:span text:style-name="T6">, Berlin: Rotbuch Verlag.</text:span></text:p>
      <text:p text:style-name="P16"/>
      <text:p text:style-name="P16"><text:span text:style-name="T23">Heidegger, Martin (2000): </text:span><text:span text:style-name="T32">Über den Humanismus,</text:span><text:span text:style-name="T26"> Göttingen: Hubert &amp; Co.</text:span></text:p>
      <text:p text:style-name="P16"/>
      <text:p text:style-name="P88"><text:span text:style-name="T26">Lefherz, Emil (2016): </text:span></text:p>
      <text:p text:style-name="P17"/>
      <text:p text:style-name="P17"><text:span text:style-name="T7">Marx, </text:span><text:span text:style-name="T10">Karl/</text:span><text:span text:style-name="T7">Engels, </text:span><text:span text:style-name="T10">Friedrich</text:span><text:span text:style-name="T7"> (1962): </text:span><text:span text:style-name="T31">Karl Marx - Friedrich Engels - Werke, Band 23</text:span><text:span text:style-name="T23">, Berlin: </text:span><text:span text:style-name="T24">Dietz Verlag. Kostenlos nachzulesen unter http://mlwerke.de/me/me23/me23_000.htm</text:span></text:p>
      <text:p text:style-name="P18"/>
      <text:p text:style-name="P14">Sartre, Jean-Paul <text:span text:style-name="T43">(1989)</text:span>: <text:span text:style-name="T1">Ist der Existentialismus ein Humanismus?</text:span>, Frankfurt: <text:span text:style-name="T43">Ullstein.</text:span></text:p>
      <text:p text:style-name="P17"/>
      <text:p text:style-name="P15"/>
      <text:p text:style-name="P17"/>
      <text:h text:style-name="P70" text:outline-level="2"><text:bookmark-start text:name="__RefHeading__857_75367846"/>Internetquellen:<text:bookmark-end text:name="__RefHeading__857_75367846"/></text:h>
      <text:p text:style-name="P11"/>
      <text:p text:style-name="P17"><text:span text:style-name="T40"/></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3-18T14:19:40.366464674</dc:date>
    <meta:editing-duration>P3DT10H33M30S</meta:editing-duration>
    <meta:editing-cycles>22</meta:editing-cycles>
    <meta:generator>LibreOffice/4.3.3.2$Linux_X86_64 LibreOffice_project/430m0$Build-2</meta:generator>
    <meta:document-statistic meta:table-count="0" meta:image-count="0" meta:object-count="0" meta:page-count="18" meta:paragraph-count="127" meta:word-count="5122" meta:character-count="35065" meta:non-whitespace-character-count="30018"/>
  </office:meta>
</office:document-meta>
</file>